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2283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4346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Sans Mono" fo:font-size="13pt" style:font-size-asian="13pt" style:font-size-complex="13pt"/>
    </style:style>
    <style:style style:name="ce2" style:family="table-cell" style:parent-style-name="Default">
      <style:text-properties fo:color="#ff3333" style:font-name="DejaVu Sans Mono" fo:font-size="13pt" style:font-size-asian="13pt" style:font-size-complex="13pt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ce1"/>
        <table:table-column table:style-name="co2" table:number-columns-repeated="1017" table:default-cell-style-name="ce1"/>
        <table:table-row table:style-name="ro1">
          <table:table-cell office:value-type="string">
            <text:p>Project Euler, Problem 28: Number Spiral Diagonal Sum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Starting with the number 1 and moving to the right </text:p>
            <text:p>in a clockwise direction, a 5 by 5 spiral is formed</text:p>
            <text:p>as follow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table:style-name="ce2"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table:style-name="ce2"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1019"/>
        </table:table-row>
        <table:table-row table:style-name="ro1">
          <table:table-cell table:style-name="ce2"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style-name="ce2" office:value-type="float" office:value="13">
            <text:p>1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office:value-type="string">
            <text:p>It can be verified that the sum of the numbers on the</text:p>
            <text:p>diagonals is 101.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office:value-type="string">
            <text:p>What is the sum of the numbers on the diagonals in </text:p>
            <text:p>a 1001 by 1001 spiral formed in the same way?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7x7:</text:p>
          </table:table-cell>
          <table:table-cell table:number-columns-repeated="1023"/>
        </table:table-row>
        <table:table-row table:style-name="ro1">
          <table:table-cell table:style-name="ce2"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table:style-name="ce2" office:value-type="float" office:value="49">
            <text:p>49</text:p>
          </table:table-cell>
          <table:table-cell table:number-columns-repeated="1017"/>
        </table:table-row>
        <table:table-row table:style-name="ro1">
          <table:table-cell office:value-type="float" office:value="42">
            <text:p>42</text:p>
          </table:table-cell>
          <table:table-cell table:style-name="ce2"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office:value-type="float" office:value="26">
            <text:p>26</text:p>
          </table:table-cell>
          <table:table-cell table:number-columns-repeated="1017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0">
            <text:p>20</text:p>
          </table:table-cell>
          <table:table-cell table:style-name="ce2"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number-columns-repeated="1017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number-columns-repeated="1017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8">
            <text:p>18</text:p>
          </table:table-cell>
          <table:table-cell table:style-name="ce2"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 table:style-name="ce2"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style-name="ce2" office:value-type="float" office:value="13">
            <text:p>13</text:p>
          </table:table-cell>
          <table:table-cell office:value-type="float" office:value="30">
            <text:p>30</text:p>
          </table:table-cell>
          <table:table-cell table:number-columns-repeated="1017"/>
        </table:table-row>
        <table:table-row table:style-name="ro1">
          <table:table-cell table:style-name="ce2"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table:style-name="ce2" office:value-type="float" office:value="31">
            <text:p>31</text:p>
          </table:table-cell>
          <table:table-cell table:number-columns-repeated="101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5">01/15/2018</text:date>, <text:time>11:58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bie Hatley</meta:initial-creator>
    <meta:creation-date>2018-01-14T17:25:46.41</meta:creation-date>
    <dc:date>2018-01-15T11:58:30.39</dc:date>
    <dc:creator>Robbie Hatley</dc:creator>
    <meta:editing-duration>PT18H17M33S</meta:editing-duration>
    <meta:editing-cycles>2</meta:editing-cycles>
    <meta:generator>OpenOffice/4.1.3$Win32 OpenOffice.org_project/413m1$Build-9783</meta:generator>
    <meta:document-statistic meta:table-count="3" meta:cell-count="79" meta:object-count="0"/>
  </office:meta>
</office:document-meta>
</file>